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DejaVu Serif" officeooo:paragraph-rsid="00086730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86730"/>
    </style:style>
    <style:style style:name="P3" style:family="paragraph" style:parent-style-name="Heading_20_1">
      <style:text-properties officeooo:paragraph-rsid="00086730"/>
    </style:style>
    <style:style style:name="P4" style:family="paragraph" style:parent-style-name="Heading_20_2">
      <style:text-properties officeooo:paragraph-rsid="00086730"/>
    </style:style>
    <style:style style:name="P5" style:family="paragraph" style:parent-style-name="Heading_20_2">
      <style:paragraph-properties fo:orphans="2" fo:widows="2"/>
      <style:text-properties style:font-name="DejaVu Serif" officeooo:paragraph-rsid="00086730"/>
    </style:style>
    <style:style style:name="P6" style:family="paragraph" style:parent-style-name="Standard">
      <style:text-properties style:font-name="DejaVu Serif" officeooo:paragraph-rsid="00086730"/>
    </style:style>
    <style:style style:name="T1" style:family="text">
      <style:text-properties officeooo:rsid="0008673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onas</text:h>
      <text:section text:style-name="Sect1" text:name="Seção769">
        <text:h text:style-name="P5" text:outline-level="2">JONAS-[Capítulo <text:span text:style-name="T1">1</text:span>]</text:h>
        <text:p text:style-name="P1"><text:bookmark text:name="cap1126"/>1 Ora veio a palavra de Iavé a Jonas, filho de Amitai, dizendo:</text:p>
        <text:p text:style-name="P2">2 Levanta-te, vai à grande cidade de Nínive, e clama contra ela, porque a sua malícia subiu até mim.</text:p>
        <text:p text:style-name="P2">3 Jonas, porém, levantou-se para fugir da presença de Iavé para Társis. E, descendo a Jope, achou um navio que ia para Társis; pagou, pois, a sua passagem, e desceu para dentro dele, para ir com eles para Társis, da presença de Iavé.</text:p>
        <text:p text:style-name="P2">4 Mas Iavé lançou sobre o mar um grande vento, e fez-se no mar uma grande tempestade, de modo que o navio estava a ponto de se despedaçar.</text:p>
        <text:p text:style-name="P2">5 Então os marinheiros tiveram medo, e clamavam cada um ao seu deus, e alijaram ao mar a carga que estava no navio, para o aliviarem; Jonas, porém, descera ao porão do navio; e, tendo-se deitado, dormia um profundo sono.</text:p>
        <text:p text:style-name="P2">6 O mestre do navio, pois, chegou-se a ele, e disse-lhe: Que estás fazendo, ó tu que dormes? Levanta-te, clama ao teu deus; talvez assim ele se lembre de nós, para que não pereçamos.</text:p>
        <text:p text:style-name="P2">7 E dizia cada um ao seu companheiro: Vinde, e lancemos sortes, para sabermos por causa de quem nos sobreveio este mal. E lançaram sortes, e a sorte caiu sobre Jonas.</text:p>
        <text:p text:style-name="P2">8 Então lhe disseram: Declara-nos tu agora, por causa de quem nos sobreveio este mal. Que ocupação é a tua? Donde vens? Qual é a tua terra? E de que povo és tu?</text:p>
        <text:p text:style-name="P2">9 Respondeu-lhes ele: Eu sou hebreu, e temo a Iavé, o Deus do céu, que fez o mar e a terra seca.</text:p>
        <text:p text:style-name="P2">10 Então estes homens se encheram de grande temor, e lhe disseram: Que é isso que fizeste? pois sabiam os homens que fugia da presença de Iavé, porque ele lho tinha declarado.</text:p>
        <text:p text:style-name="P2">11 Ainda lhe perguntaram: Que te faremos nós, para que o mar se nos acalme? Pois o mar se ia tornando cada vez mais tempestuoso.</text:p>
        <text:p text:style-name="P2">12 Respondeu-lhes ele: Levantai-me, e lançai-me ao mar, e o mar se vos aquietará; porque eu sei que por minha causa vos sobreveio esta grande tempestade.</text:p>
        <text:p text:style-name="P2">13 Entretanto os homens se esforçavam com os remos para tornar a alcançar a terra; mas não podiam, porquanto o mar se ia embravecendo cada vez mais contra eles.</text:p>
        <text:p text:style-name="P2">14 Por isso clamaram a Iavé, e disseram: Nós te rogamos, ó Iavé, que não pereçamos por causa da vida deste homem, e que não ponhas sobre nós o sangue inocente; porque tu, Senhor, fizeste como te aprouve.</text:p>
        <text:p text:style-name="P2">15 Então levantaram a Jonas, e o lançaram ao mar; e cessou o mar da sua fúria.</text:p>
        <text:p text:style-name="P2">16 Temeram, pois, os homens a Iavé com grande temor; e ofereceram sacrifícios a Iavé, e fizeram votos.</text:p>
        <text:p text:style-name="P2">17 Então Iavé deparou um grande peixe, para que tragasse a Jonas; e esteve Jonas três dias e três noites nas entranhas do peixe.</text:p>
      </text:section>
      <text:section text:style-name="Sect1" text:name="Seção770">
        <text:h text:style-name="P4" text:outline-level="2"/>
        <text:h text:style-name="P4" text:outline-level="2"><text:soft-page-break/></text:h>
        <text:h text:style-name="P4" text:outline-level="2"><text:bookmark text:name="cap2121"/>JONAS-[Capítulo 2]</text:h>
        <text:p text:style-name="P2">1 E orou Jonas a Iavé, seu Deus, lá das entranhas do peixe;</text:p>
        <text:p text:style-name="P2">2 e disse: Na minha angústia clamei a Iavé, e ele me respondeu; do ventre do Seol gritei, e tu ouviste a minha voz.</text:p>
        <text:p text:style-name="P2">3 Pois me lançaste no profundo, no coração dos mares, e a corrente das águas me cercou; todas as tuas ondas e as tuas vagas passaram por cima de mim.</text:p>
        <text:p text:style-name="P2">4 E eu disse: Lançado estou de diante dos teus olhos; como tornarei a olhar para o teu santo templo?</text:p>
        <text:p text:style-name="P2">5 As águas me cercaram até a alma, o abismo me rodeou, e as algas se enrolaram na minha cabeça.</text:p>
        <text:p text:style-name="P2">6 Eu desci até os fundamentos dos montes; a terra encerrou-me para sempre com os seus ferrolhos; mas tu, Senhor meu Deus, fizeste subir da cova a minha vida.</text:p>
        <text:p text:style-name="P2">7 Quando dentro de mim desfalecia a minha alma, eu me lembrei de Iavé; e entrou a ti a minha oração, no teu santo templo.</text:p>
        <text:p text:style-name="P2">8 Os que se apegam aos vãos ídolos afastam de si a misericórdia.</text:p>
        <text:p text:style-name="P2">9 Mas eu te oferecerei sacrifício com a voz de ação de graças; o que votei pagarei. a Iavé pertence a salvação.</text:p>
        <text:p text:style-name="P2">10 Falou, pois, Iavé ao peixe, e o peixe vomitou a Jonas na terra.</text:p>
      </text:section>
      <text:section text:style-name="Sect1" text:name="Seção771">
        <text:h text:style-name="P4" text:outline-level="2"><text:bookmark text:name="cap369"/>JONAS-[Capítulo 3]</text:h>
        <text:p text:style-name="P2">1 Pela segunda vez veio a palavra de Iavé a Jonas, dizendo:</text:p>
        <text:p text:style-name="P2">2 Levanta-te, e vai à grande cidade de Nínive, e lhe proclama a mensagem que eu te ordeno.</text:p>
        <text:p text:style-name="P2">3 Levantou-se, pois, Jonas, e foi a Nínive, segundo a palavra de Iavé. Ora, Nínive era uma grande cidade, de três dias de jornada.</text:p>
        <text:p text:style-name="P2">4 E começou Jonas a entrar pela cidade, fazendo a jornada dum dia, e clamava, dizendo: Ainda quarenta dias, e Nínive será subvertida.</text:p>
        <text:p text:style-name="P2">5 E os homens de Nínive creram em Deus; e proclamaram um jejum, e vestiram-se de saco, desde o maior deles até o menor.</text:p>
        <text:p text:style-name="P2">6 A notícia chegou também ao rei de Nínive; e ele se levantou do seu trono e, despindo-se do seu manto e cobrindo-se de saco, sentou-se sobre cinzas.</text:p>
        <text:p text:style-name="P2">7 E fez uma proclamação, e a publicou em Nínive, por decreto do rei e dos seus nobres, dizendo: Não provem coisa alguma nem homens, nem animais, nem bois, nem ovelhas; não comam, nem bebam água;</text:p>
        <text:p text:style-name="P2">8 mas sejam cobertos de saco, tanto os homens como os animais, e clamem fortemente a Deus; e convertam-se, cada um do seu mau caminho, e da violência que há nas suas mãos.</text:p>
        <text:p text:style-name="P2">9 Quem sabe se se voltará Deus, e se arrependerá, e se apartará do furor da sua ira, de sorte que não pereçamos?</text:p>
        <text:p text:style-name="P2">10 Viu Deus o que fizeram, como se converteram do seu mau caminho, e Deus se arrependeu do mal que tinha dito lhes faria, e não o fez.</text:p>
      </text:section>
      <text:section text:style-name="Sect1" text:name="Seção772">
        <text:h text:style-name="P4" text:outline-level="2"><text:bookmark text:name="cap437"/><text:soft-page-break/>JONAS-[Capítulo 4]</text:h>
        <text:p text:style-name="P2">1 Mas isso desagradou extremamente a Jonas, e ele ficou irado.</text:p>
        <text:p text:style-name="P2">2 E orou a Iavé, e disse: Ah! Iavé! não foi isso o que eu disse, estando ainda na minha terra? Por isso é que me apressei a fugir para Társis, pois eu sabia que és Deus compassivo e misericordioso, longânimo e grande em benignidade, e que te arrependes do mal.</text:p>
        <text:p text:style-name="P2">3 Agora, ó Iavé, tira-me a vida, pois melhor me é morrer do que viver.</text:p>
        <text:p text:style-name="P2">4 E Iavé respondeu: É razoável essa tua ira?</text:p>
        <text:p text:style-name="P2">5 Então Jonas saiu da cidade, e sentou-se ao oriente dela; e ali fez para si uma barraca, e se sentou debaixo dela, à sombra, até ver o que aconteceria à cidade.</text:p>
        <text:p text:style-name="P2">6 E fez Iavé Deus nascer uma aboboreira, e fê-la crescer por cima de Jonas, para que lhe fizesse sombra sobre a cabeça, a fim de o livrar do seu enfado; de modo que Jonas se alegrou em extremo por causa da aboboreira.</text:p>
        <text:p text:style-name="P2">7 Mas Deus enviou um bicho, no dia seguinte ao subir da alva, o qual feriu a aboboreira, de sorte que esta se secou.</text:p>
        <text:p text:style-name="P2">8 E aconteceu que, aparecendo o sol, Deus mandou um vento calmoso oriental; e o sol bateu na cabeça de Jonas, de maneira que ele desmaiou, e desejou com toda a sua alma morrer, dizendo: Melhor me é morrer do que viver.</text:p>
        <text:p text:style-name="P2">9 Então perguntou Deus a Jonas: É razoável essa tua ira por causa da aboboreira? Respondeu ele: É justo que eu me enfade a ponto de desejar a morte.</text:p>
        <text:p text:style-name="P2">10 Disse, pois, Iavé: Tens compaixão da aboboreira, na qual não trabalhaste, nem a fizeste crescer; que numa noite nasceu, e numa noite pereceu.</text:p>
        <text:p text:style-name="P2">11 E não hei de eu ter compaixão da grande cidade de Nínive em que há mais de cento e vinte mil pessoas que não sabem discernir entre a sua mão direita e a esquerda, e também muito gado?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32:04.357393561</meta:creation-date>
    <dc:date>2023-07-25T15:35:17.620499306</dc:date>
    <meta:editing-duration>PT3M13S</meta:editing-duration>
    <meta:editing-cycles>1</meta:editing-cycles>
    <meta:document-statistic meta:table-count="0" meta:image-count="0" meta:object-count="0" meta:page-count="3" meta:paragraph-count="53" meta:word-count="1259" meta:character-count="6516" meta:non-whitespace-character-count="5310"/>
    <meta:generator>LibreOffice/6.0.3.2$Linux_X86_64 LibreOffice_project/00m0$Build-2</meta:generator>
  </office:meta>
</office:document-meta>
</file>